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731" officeooo:paragraph-rsid="001247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 Statement:</text:p>
      <text:p text:style-name="Standard">You work for XYZ Corporation. Your corporation wants to launch a new</text:p>
      <text:p text:style-name="Standard">web-based application using AWS Virtual Machines. Configure the resources</text:p>
      <text:p text:style-name="Standard">accordingly for the tasks.</text:p>
      <text:p text:style-name="Standard">Tasks To Be Performed:</text:p>
      <text:p text:style-name="Standard">1. Create an instance in the US-East-1 (N. Virginia) region with an Ubuntu</text:p>
      <text:p text:style-name="Standard">OS and install Nginx for making them web servers.</text:p>
      <text:p text:style-name="Standard">2. Change the default website with a page displaying the message: “Hello</text:p>
      <text:p text:style-name="Standard">World”</text:p>
      <text:p text:style-name="Standard"/>
      <text:p text:style-name="Standard"/>
      <text:p text:style-name="Standard">Problem Statement:</text:p>
      <text:p text:style-name="Standard">You work for XYZ Corporation. Your corporation wants to launch a new</text:p>
      <text:p text:style-name="Standard">web-based application using AWS Virtual Machines. Configure the resources</text:p>
      <text:p text:style-name="Standard">accordingly with appropriate storage for the tasks.</text:p>
      <text:p text:style-name="Standard">Tasks To Be Performed:</text:p>
      <text:p text:style-name="Standard">1. Launch a Linux EC2 instance.</text:p>
      <text:p text:style-name="Standard">2. Create an EBS volume with 20 GB of storage and attach it to the created</text:p>
      <text:p text:style-name="Standard">EC2 instance.</text:p>
      <text:p text:style-name="Standard">3. Resize the attached volume and make sure it reflects in the connected</text:p>
      <text:p text:style-name="Standard">instance.</text:p>
      <text:p text:style-name="Standard"/>
      <text:p text:style-name="Standard"/>
      <text:p text:style-name="Standard"/>
      <text:p text:style-name="Standard">Tasks To Be Performed:</text:p>
      <text:p text:style-name="Standard">1. Create an EFS and connect it to 3 different EC2 instances. Make sure that</text:p>
      <text:p text:style-name="Standard">all instances have different operating systems. For instance, Ubuntu, Red</text:p>
      <text:p text:style-name="Standard">Hat Linux and Amazon Linux 2.</text:p>
      <text:p text:style-name="Standard"/>
      <text:p text:style-name="Standard"/>
      <text:p text:style-name="Standard">Problem Statement:</text:p>
      <text:p text:style-name="Standard">You work for XYZ Corporation and the current requirement in the organization is</text:p>
      <text:p text:style-name="Standard">for faster file sharing, which can also help in data replication from on-premises</text:p>
      <text:p text:style-name="Standard">infrastructure.</text:p>
      <text:p text:style-name="Standard">Tasks To Be Performed:</text:p>
      <text:p text:style-name="Standard">1. Create an FSx file system for a Windows file server:</text:p>
      <text:p text:style-name="Standard">a. Make sure you have AWS Managed Active Directory with a valid</text:p>
      <text:p text:style-name="Standard">domain name</text:p>
      <text:p text:style-name="Standard">b. Connect it to your Windows EC2 server</text:p>
      <text:p text:style-name="Standard">2. Create an FSx file system for Lustre and attach it to an Amazon Linux 2</text:p>
      <text:p text:style-name="Standard">instan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ase study</text:p>
      <text:p text:style-name="P1"/>
      <text:p text:style-name="Standard">Problem Statement:</text:p>
      <text:p text:style-name="Standard">You work for XYZ Corporation. Your corporation is working on an application and</text:p>
      <text:p text:style-name="Standard">they require secured web servers on Linux to launch the application.</text:p>
      <text:p text:style-name="Standard">Tasks To Be Performed:</text:p>
      <text:p text:style-name="Standard">1. Create an instance in the US-East-1 (N. Virginia) region with Linux OS and</text:p>
      <text:p text:style-name="Standard">manage the requirement of web servers of your company using AMI.</text:p>
      <text:p text:style-name="Standard">2. Replicate the instance in the US-West-2 (Oregon) region.</text:p>
      <text:p text:style-name="Standard">3. Build two EBS volumes and attach them to the instance in the US-East-1</text:p>
      <text:p text:style-name="Standard">(N. Virginia) region.</text:p>
      <text:p text:style-name="Standard">4. Delete one volume after detaching it and extend the size of the other</text:p>
      <text:p text:style-name="Standard">volume.</text:p>
      <text:p text:style-name="Standard">5. Take backup of this EBS volu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4:06:14.141464284</meta:creation-date>
    <dc:date>2024-07-04T14:38:02.831102322</dc:date>
    <meta:editing-duration>PT11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61" meta:character-count="2110" meta:non-whitespace-character-count="1796"/>
  </office:meta>
</office:document-meta>
</file>